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372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1898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eek 1 Assignment</text:p>
          </table:table-cell>
          <table:table-cell office:value-type="string" calcext:value-type="string">
            <text:p>Week 2 Assignm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Yash</text:p>
          </table:table-cell>
          <table:table-cell office:value-type="string" calcext:value-type="string">
            <text:p>Peersia</text:p>
          </table:table-cell>
          <table:table-cell office:value-type="string" calcext:value-type="string">
            <text:p>hpeersia@poets.whittier.edu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Peinado</text:p>
          </table:table-cell>
          <table:table-cell office:value-type="string" calcext:value-type="string">
            <text:p>ipeinado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office:value-type="string" calcext:value-type="string">
            <text:p>rpowell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office:value-type="string" calcext:value-type="string">
            <text:p>epradhan@poets.whittier.edu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groop</text:p>
          </table:table-cell>
          <table:table-cell office:value-type="string" calcext:value-type="string">
            <text:p>Singh</text:p>
          </table:table-cell>
          <table:table-cell office:value-type="string" calcext:value-type="string">
            <text:p>jsingh4@poets.whittier.edu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kstephen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jterry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29">00/00/0000</text:date>, <text:time style:data-style-name="N2" text:time-value="10:31:44.01322513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08-29T10:32:13.739090682</dc:date>
    <meta:editing-duration>PT20H53M10S</meta:editing-duration>
    <meta:editing-cycles>93</meta:editing-cycles>
    <meta:document-statistic meta:table-count="1" meta:cell-count="59" meta:object-count="0"/>
  </office:meta>
</office:document-meta>
</file>